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500000140E7C4528B79E77A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3.56cm" fo:min-width="6.485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925cm" fo:min-width="6.485cm"/>
      <style:paragraph-properties style:writing-mode="lr-tb"/>
    </style:style>
    <style:style style:name="gr3" style:family="graphic" style:parent-style-name="standard" style:list-style-name="L1">
      <style:graphic-properties draw:fill-color="#eeeeee" draw:textarea-horizontal-align="justify" draw:textarea-vertical-align="middle" draw:auto-grow-height="false" fo:min-height="1.655cm" fo:min-width="4.58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56cm" fo:min-width="6.48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941cm" fo:min-width="3.311cm"/>
    </style:style>
    <style:style style:name="gr6" style:family="graphic" style:parent-style-name="standard">
      <style:graphic-properties svg:stroke-color="#ff0000" draw:fill-color="#ffd7d7" draw:textarea-horizontal-align="justify" draw:textarea-vertical-align="middle" draw:auto-grow-height="false" fo:min-height="0.199cm" fo:min-width="4.441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12" style:family="graphic" style:parent-style-name="standard">
      <style:graphic-properties draw:stroke="dash" draw:stroke-dash="Long_20_Dash" svg:stroke-width="0.053cm" svg:stroke-color="#ff00ff" draw:marker-start="Arrowheads_20_11" draw:marker-start-width="0.379cm" draw:marker-end="Arrowheads_20_12" draw:marker-end-width="0.379cm" svg:stroke-linecap="butt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Long_20_Dash" svg:stroke-width="0.053cm" svg:stroke-color="#069a2e" draw:marker-start="Arrowheads_20_11" draw:marker-start-width="0.379cm" draw:marker-end="Arrowheads_20_12" draw:marker-end-width="0.379cm" svg:stroke-linecap="butt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fill-color="#eeeeee" draw:textarea-horizontal-align="justify" draw:textarea-vertical-align="middle" draw:auto-grow-height="false" fo:min-height="2.29cm" fo:min-width="3.31cm"/>
      <style:paragraph-properties style:writing-mode="lr-tb"/>
    </style:style>
    <style:style style:name="gr18" style:family="graphic" style:parent-style-name="standard" style:list-style-name="L1">
      <style:graphic-properties draw:fill-color="#eeeeee" draw:textarea-horizontal-align="justify" draw:textarea-vertical-align="middle" draw:auto-grow-height="false" fo:min-height="2.29cm" fo:min-width="6.485cm"/>
      <style:paragraph-properties style:writing-mode="lr-tb"/>
    </style:style>
    <style:style style:name="gr19" style:family="graphic" style:parent-style-name="standard" style:list-style-name="L1">
      <style:graphic-properties draw:fill-color="#eeeeee" draw:textarea-horizontal-align="justify" draw:textarea-vertical-align="middle" draw:auto-grow-height="false" fo:min-height="1.655cm" fo:min-width="4.58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199cm" fo:min-width="3.541cm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standard">
      <style:graphic-properties draw:fill="none" draw:textarea-vertical-align="middle" draw:auto-grow-height="false" fo:min-height="4.566cm" fo:min-width="0.005cm" fo:wrap-option="wrap"/>
    </style:style>
    <style:style style:name="gr23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4" style:family="paragraph">
      <loext:graphic-properties draw:fill-color="#eeeeee"/>
      <style:paragraph-properties fo:text-align="center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d7d7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color="#ff00ff" loext:opacity="100%" fo:font-size="14pt" fo:font-weight="normal"/>
    </style:style>
    <style:style style:name="P10" style:family="paragraph">
      <loext:graphic-properties draw:fill="none" draw:fill-color="#ffffff"/>
      <style:text-properties fo:color="#ff00ff" loext:opacity="100%" loext:color-lum-mod="100%" loext:color-lum-off="0%" fo:font-size="14pt" fo:font-weight="normal"/>
    </style:style>
    <style:style style:name="P11" style:family="paragraph">
      <style:paragraph-properties fo:text-align="center"/>
      <style:text-properties fo:color="#069a2e" loext:opacity="100%" fo:font-size="14pt"/>
    </style:style>
    <style:style style:name="P12" style:family="paragraph">
      <loext:graphic-properties draw:fill="none" draw:fill-color="#ffffff"/>
      <style:paragraph-properties fo:text-align="center"/>
      <style:text-properties fo:color="#069a2e" loext:opacity="100%" loext:color-lum-mod="100%" loext:color-lum-off="0%" fo:font-size="1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fo:font-size="20pt"/>
    </style:style>
    <style:style style:name="T1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2.54cm" svg:x="5.715cm" svg:y="1.27cm">
          <text:p text:style-name="P1"><text:span text:style-name="T1">User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3.175cm" svg:x="2.54cm" svg:y="8.255cm">
          <text:p text:style-name="P1">Wea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3.175cm" svg:x="12.065cm" svg:y="8.255cm">
          <text:p text:style-name="P1"><text:span text:style-name="T1">Rapif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905cm" svg:x="17.78cm" svg:y="1.905cm">
          <text:p text:style-name="P3"><text:span text:style-name="T1">SSOFI Login</text:span></text:p>
          <text:p text:style-name="P3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1.905cm" svg:x="4.445cm" svg:y="13.3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3.81cm" svg:height="1.905cm" svg:x="13.335cm" svg:y="13.3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6.985cm" svg:height="0.635cm" svg:x="5.71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7.62cm" svg:y1="3.81cm" svg:x2="7.62cm" svg:y2="8.255cm">
          <text:p/>
        </draw:line>
        <draw:line draw:style-name="gr8" draw:text-style-name="P7" draw:layer="layout" svg:x1="8.89cm" svg:y1="3.81cm" svg:x2="13.335cm" svg:y2="8.255cm">
          <text:p/>
        </draw:line>
        <draw:line draw:style-name="gr9" draw:text-style-name="P7" draw:layer="layout" svg:x1="6.35cm" svg:y1="11.43cm" svg:x2="6.35cm" svg:y2="13.335cm">
          <text:p/>
        </draw:line>
        <draw:line draw:style-name="gr10" draw:text-style-name="P7" draw:layer="layout" svg:x1="15.24cm" svg:y1="11.43cm" svg:x2="15.24cm" svg:y2="13.335cm">
          <text:p/>
        </draw:line>
        <draw:line draw:style-name="gr11" draw:text-style-name="P8" draw:layer="layout" svg:x1="9.525cm" svg:y1="10.16cm" svg:x2="12.065cm" svg:y2="10.16cm">
          <text:p/>
        </draw:line>
        <draw:line draw:style-name="gr12" draw:text-style-name="P8" draw:layer="layout" svg:x1="10.16cm" svg:y1="2.54cm" svg:x2="17.145cm" svg:y2="2.54cm">
          <text:p/>
        </draw:line>
        <draw:line draw:style-name="gr13" draw:text-style-name="P8" draw:layer="layout" svg:x1="10.16cm" svg:y1="7.62cm" svg:x2="17.145cm" svg:y2="3.81cm">
          <text:p/>
        </draw:line>
        <draw:line draw:style-name="gr13" draw:text-style-name="P8" draw:layer="layout" svg:x1="15.875cm" svg:y1="7.62cm" svg:x2="18.415cm" svg:y2="4.445cm">
          <text:p/>
        </draw:line>
        <draw:frame draw:style-name="gr14" draw:text-style-name="P10" draw:layer="layout" svg:width="3.787cm" svg:height="2.471cm" svg:x="11.43cm" svg:y="1.578cm">
          <draw:text-box>
            <text:p text:style-name="P9">Actual Login</text:p>
            <text:p text:style-name="P9"/>
            <text:p text:style-name="P9">Actual Session</text:p>
            <text:p text:style-name="P9">~ 1 month</text:p>
          </draw:text-box>
        </draw:frame>
        <draw:frame draw:style-name="gr14" draw:text-style-name="P12" draw:layer="layout" svg:width="3.647cm" svg:height="1.361cm" svg:x="13.498cm" svg:y="5.08cm">
          <draw:text-box>
            <text:p text:style-name="P11">Verify</text:p>
            <text:p text:style-name="P11">Authentication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14" draw:layer="layout" svg:width="25.199cm" svg:height="2.629cm" svg:x="1.4cm" svg:y="0.628cm" presentation:class="title" presentation:placeholder="true">
          <draw:text-box/>
        </draw:frame>
        <draw:frame draw:style-name="gr16" draw:text-style-name="P7" draw:layer="layout" svg:width="22.841cm" svg:height="10.795cm" svg:x="3.042cm" svg:y="3.81cm">
          <draw:image xlink:href="Pictures/10000001000002A500000140E7C4528B79E77AC5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7" draw:text-style-name="P4" draw:layer="layout" svg:width="3.81cm" svg:height="2.54cm" svg:x="6.985cm" svg:y="1.27cm">
          <text:p text:style-name="P3"><text:span text:style-name="T1">User</text:span></text:p>
          <text:p text:style-name="P3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3.81cm" svg:x="2.54cm" svg:y="7.62cm">
          <text:p text:style-name="P1">Weaver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985cm" svg:height="2.54cm" svg:x="12.065cm" svg:y="7.62cm">
          <text:p text:style-name="P3"><text:span text:style-name="T1">Rapifly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08cm" svg:height="1.905cm" svg:x="17.78cm" svg:y="1.905cm">
          <text:p text:style-name="P3"><text:span text:style-name="T1">Login</text:span></text:p>
          <text:p text:style-name="P3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4.445cm" svg:y="13.3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5" draw:layer="layout" svg:width="5.715cm" svg:height="0.635cm" svg:x="6.98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8.89cm" svg:y1="3.81cm" svg:x2="7.62cm" svg:y2="7.62cm">
          <text:p/>
        </draw:line>
        <draw:line draw:style-name="gr8" draw:text-style-name="P7" draw:layer="layout" svg:x1="9.525cm" svg:y1="3.81cm" svg:x2="13.335cm" svg:y2="7.62cm">
          <text:p/>
        </draw:line>
        <draw:line draw:style-name="gr21" draw:text-style-name="P7" draw:layer="layout" svg:x1="17.78cm" svg:y1="3.175cm" svg:x2="12.065cm" svg:y2="5.08cm">
          <text:p/>
        </draw:line>
        <draw:line draw:style-name="gr9" draw:text-style-name="P7" draw:layer="layout" svg:x1="6.35cm" svg:y1="11.43cm" svg:x2="6.35cm" svg:y2="13.335cm">
          <text:p/>
        </draw:line>
        <draw:line draw:style-name="gr11" draw:text-style-name="P8" draw:layer="layout" svg:x1="9.525cm" svg:y1="9.525cm" svg:x2="12.065cm" svg:y2="8.89cm">
          <text:p/>
        </draw:line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5" draw:layer="layout" svg:width="11.935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Weaver</text:span></text:p>
              </text:list-header>
              <text:list-item>
                <text:p><text:span text:style-name="T2">Document sharing</text:span></text:p>
              </text:list-item>
              <text:list-item>
                <text:p><text:span text:style-name="T2">Discussion Topics</text:span></text:p>
              </text:list-item>
              <text:list-item>
                <text:p><text:span text:style-name="T2">Commenting</text:span></text:p>
              </text:list-item>
              <text:list-item>
                <text:p><text:span text:style-name="T2">Action Items</text:span></text:p>
              </text:list-item>
              <text:list-item>
                <text:p><text:span text:style-name="T2">Email</text:span></text:p>
              </text:list-item>
              <text:list-item>
                <text:p><text:span text:style-name="T2">Meetings</text:span></text:p>
              </text:list-item>
            </text:list>
          </draw:text-box>
        </draw:frame>
        <draw:frame presentation:style-name="pr3" draw:text-style-name="P15" draw:layer="layout" svg:width="11.935cm" svg:height="9.134cm" svg:x="14.735cm" svg:y="3.566cm" presentation:class="outline" presentation:user-transformed="true">
          <draw:text-box>
            <text:list text:style-name="L2">
              <text:list-header>
                <text:p><text:span text:style-name="T2">Rapifly</text:span></text:p>
              </text:list-header>
              <text:list-item>
                <text:p><text:span text:style-name="T2">Task Brainstorming</text:span></text:p>
              </text:list-item>
              <text:list-item>
                <text:p><text:span text:style-name="T2">Task Sorting Prioritization</text:span></text:p>
              </text:list-item>
              <text:list-item>
                <text:p><text:span text:style-name="T2">Task Assignment</text:span></text:p>
              </text:list-item>
              <text:list-item>
                <text:p><text:span text:style-name="T2">Review</text:span></text:p>
              </text:list-item>
            </text:list>
          </draw:text-box>
        </draw:frame>
        <draw:custom-shape draw:style-name="gr22" draw:text-style-name="P7" draw:layer="layout" svg:width="1.4cm" svg:height="5.08cm" svg:x="13.335cm" svg:y="4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" draw:text-style-name="P8" draw:layer="layout" svg:x1="13.335cm" svg:y1="6.985cm" svg:x2="7.62cm" svg:y2="8.89cm">
          <text:p/>
        </draw:line>
        <presentation:notes draw:style-name="dp2">
          <draw:page-thumbnail draw:style-name="gr15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3T14:10:53.149000000</meta:creation-date>
    <dc:date>2024-03-12T20:58:05.659000000</dc:date>
    <meta:editing-duration>PT21H24M23S</meta:editing-duration>
    <meta:editing-cycles>4</meta:editing-cycles>
    <meta:generator>LibreOffice/7.4.0.3$Windows_X86_64 LibreOffice_project/f85e47c08ddd19c015c0114a68350214f7066f5a</meta:generator>
    <meta:document-statistic meta:object-count="63"/>
  </office:meta>
</office:document-meta>
</file>